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EngineException.BpelEngineException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EngineException.BpelEngineException(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EngineException.BpelEngineException( String msg ,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